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3pt" fo:font-weight="bold" officeooo:rsid="0016bc74" officeooo:paragraph-rsid="0016bc74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3pt" officeooo:rsid="0016bc74" officeooo:paragraph-rsid="0016bc74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officeooo:rsid="0016bc74" officeooo:paragraph-rsid="0016bc74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16bc74" officeooo:paragraph-rsid="0016bc74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officeooo:paragraph-rsid="00183f55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officeooo:rsid="001bab99" officeooo:paragraph-rsid="001bab99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3pt" fo:font-weight="bold" officeooo:rsid="0016bc74" officeooo:paragraph-rsid="0016bc7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Calibri" fo:font-size="13pt" fo:font-weight="bold" officeooo:rsid="001c1a64" officeooo:paragraph-rsid="001c1a64" style:font-size-asian="13pt" style:font-weight-asian="bold" style:font-size-complex="13pt" style:font-weight-complex="bold"/>
    </style:style>
    <style:style style:name="T1" style:family="text">
      <style:text-properties officeooo:rsid="00182c23"/>
    </style:style>
    <style:style style:name="T2" style:family="text">
      <style:text-properties officeooo:rsid="00183f55"/>
    </style:style>
    <style:style style:name="T3" style:family="text">
      <style:text-properties officeooo:rsid="0019b9c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82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/text:p>
      <text:p text:style-name="P8">Date: 22/10/2022</text:p>
      <text:p text:style-name="P1">SUBJECT: DATABASE MANAGEMENT SYSTEMS</text:p>
      <text:p text:style-name="P1">ASSIGNMENT 1</text:p>
      <text:p text:style-name="P2"/>
      <text:p text:style-name="P4"><text:bookmark text:name="page3R_mcid0"/><text:span text:style-name="T5">1) Draw </text:span><text:span text:style-name="T4">Entity Relationship Diagram (ERD)</text:span> <text:bookmark text:name="page3R_mcid2"/><text:line-break/>A salesperson may manage many other salespeople. A salesperson is managed by only one salespeople. A salesperson can be an agent for many customers. A customer is managed by one salespeople. A customer can place many orders. An order can be placed by one customer. An order lists many inventory items. </text:p>
      <text:p text:style-name="P3">An inventory item may be listed on many orders. An inventory item is assembled from many parts. A part may be assembled into many inventory items. Many employees assemble an inventory item from many parts. A supplier supplies many parts. A part may be supplied by many suppliers.</text:p>
      <text:p text:style-name="P3"/>
      <text:p text:style-name="P5"><text:bookmark text:name="page3R_mcid4"/><text:bookmark text:name="page3R_mcid5"/><text:bookmark text:name="page3R_mcid3"/><text:span text:style-name="T1">2) </text:span>Construct an ER Diagram for Company having following details:<text:line-break/>Company organized into DEPARTMENT. Each department has unique name<text:line-break/>and a particular employee who manages the department. Start date for the manager is recorded. Department may have several locations.<text:line-break/>A department controls a number of PROJECT. Projects have a unique name,<text:line-break/>number and a single location. Company’s EMPLOYEE name, ssn<text:span text:style-name="T3">n</text:span>o, address, salary, sex and birth date are recorded. An employee is assigned to one department, but may work for severa<text:span text:style-name="T2">l </text:span>projects (not necessarily controlled by her dept). Number of hours/week an employee works on each project is recorded; The immediate supervisor for the employee. Employee’s DEPENDENT are tracked for health insurance purposes (dependent name, birthdate, relationship to employee).</text:p>
      <text:p text:style-name="P5"/>
      <text:p text:style-name="P5"/>
      <text:p text:style-name="P6">Question Paper Q3 (A) and (B) and Optional Question 3 (A) and (B) both are required to write in Assignment 1.</text:p>
      <text:p text:style-name="P6"/>
      <text:p text:style-name="P6">Batch 02 and Batch 04 students are submit their assignment on <text:s/>10/11/22 and 11/11/22 respectively.</text:p>
      <text:p text:style-name="P6"/>
      <text:p text:style-name="P6">Batch 01 and Batch 03 students are submit their assignment on 10/11/22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13:05:29.035000000</dc:date>
    <meta:editing-duration>PT51M22S</meta:editing-duration>
    <meta:editing-cycles>7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0" meta:word-count="279" meta:character-count="1763" meta:non-whitespace-character-count="1489"/>
  </office:meta>
</office:document-meta>
</file>